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2e7c70"/>
    </style:style>
    <style:style style:name="P6" style:family="paragraph" style:parent-style-name="Standard">
      <style:text-properties officeooo:rsid="001da310" officeooo:paragraph-rsid="0033d841"/>
    </style:style>
    <style:style style:name="P7" style:family="paragraph" style:parent-style-name="Standard">
      <style:text-properties officeooo:rsid="002247cf" officeooo:paragraph-rsid="002247cf"/>
    </style:style>
    <style:style style:name="P8" style:family="paragraph" style:parent-style-name="Standard">
      <style:text-properties officeooo:rsid="00227905" officeooo:paragraph-rsid="00227905"/>
    </style:style>
    <style:style style:name="P9" style:family="paragraph" style:parent-style-name="Standard">
      <style:text-properties officeooo:rsid="0020351d" officeooo:paragraph-rsid="0020351d"/>
    </style:style>
    <style:style style:name="P10" style:family="paragraph" style:parent-style-name="Standard">
      <style:text-properties officeooo:rsid="0026e7c9" officeooo:paragraph-rsid="0026e7c9"/>
    </style:style>
    <style:style style:name="P11" style:family="paragraph" style:parent-style-name="Standard">
      <style:text-properties officeooo:rsid="00271680" officeooo:paragraph-rsid="00271680"/>
    </style:style>
    <style:style style:name="P12" style:family="paragraph" style:parent-style-name="Standard">
      <style:text-properties officeooo:rsid="00278a20" officeooo:paragraph-rsid="00278a20"/>
    </style:style>
    <style:style style:name="P13" style:family="paragraph" style:parent-style-name="Standard">
      <style:text-properties officeooo:rsid="00278a20" officeooo:paragraph-rsid="003be273"/>
    </style:style>
    <style:style style:name="P14" style:family="paragraph" style:parent-style-name="Standard">
      <style:text-properties officeooo:rsid="0027a8d5" officeooo:paragraph-rsid="0027a8d5"/>
    </style:style>
    <style:style style:name="P15" style:family="paragraph" style:parent-style-name="Standard">
      <style:text-properties officeooo:rsid="0029a2eb" officeooo:paragraph-rsid="0029a2eb"/>
    </style:style>
    <style:style style:name="P16" style:family="paragraph" style:parent-style-name="Standard">
      <style:text-properties officeooo:rsid="002a33e8" officeooo:paragraph-rsid="002a33e8"/>
    </style:style>
    <style:style style:name="P17" style:family="paragraph" style:parent-style-name="Standard">
      <style:text-properties officeooo:rsid="002b3c81" officeooo:paragraph-rsid="002b3c81"/>
    </style:style>
    <style:style style:name="P18" style:family="paragraph" style:parent-style-name="Standard">
      <style:text-properties officeooo:rsid="002c300a" officeooo:paragraph-rsid="002c300a"/>
    </style:style>
    <style:style style:name="P19" style:family="paragraph" style:parent-style-name="Standard">
      <style:text-properties officeooo:rsid="002f11bc" officeooo:paragraph-rsid="002f11bc"/>
    </style:style>
    <style:style style:name="P20" style:family="paragraph" style:parent-style-name="Standard">
      <style:text-properties officeooo:rsid="002e7c70" officeooo:paragraph-rsid="002e7c70"/>
    </style:style>
    <style:style style:name="P21" style:family="paragraph" style:parent-style-name="Standard">
      <style:text-properties officeooo:rsid="002e7c70" officeooo:paragraph-rsid="0033d841"/>
    </style:style>
    <style:style style:name="P22" style:family="paragraph" style:parent-style-name="Standard">
      <style:text-properties officeooo:rsid="003104ef" officeooo:paragraph-rsid="003104ef"/>
    </style:style>
    <style:style style:name="P23" style:family="paragraph" style:parent-style-name="Standard">
      <style:text-properties officeooo:rsid="00324e75" officeooo:paragraph-rsid="00324e75"/>
    </style:style>
    <style:style style:name="P24" style:family="paragraph" style:parent-style-name="Standard">
      <style:text-properties officeooo:rsid="0035b0b3" officeooo:paragraph-rsid="0035b0b3"/>
    </style:style>
    <style:style style:name="P25" style:family="paragraph" style:parent-style-name="Standard">
      <style:text-properties officeooo:rsid="00366706" officeooo:paragraph-rsid="0026e7c9"/>
    </style:style>
    <style:style style:name="P26" style:family="paragraph" style:parent-style-name="Standard">
      <style:text-properties officeooo:rsid="00373520" officeooo:paragraph-rsid="00373520"/>
    </style:style>
    <style:style style:name="P27" style:family="paragraph" style:parent-style-name="Standard">
      <style:text-properties officeooo:rsid="0039f6ad" officeooo:paragraph-rsid="0039f6ad"/>
    </style:style>
    <style:style style:name="P28" style:family="paragraph" style:parent-style-name="Standard">
      <style:text-properties officeooo:rsid="003be273" officeooo:paragraph-rsid="003be273"/>
    </style:style>
    <style:style style:name="P29" style:family="paragraph" style:parent-style-name="Standard">
      <style:text-properties officeooo:rsid="003ce212" officeooo:paragraph-rsid="003ce212"/>
    </style:style>
    <style:style style:name="P30" style:family="paragraph" style:parent-style-name="Standard">
      <style:text-properties officeooo:rsid="003d4612" officeooo:paragraph-rsid="003d4612"/>
    </style:style>
    <style:style style:name="P31" style:family="paragraph" style:parent-style-name="Standard">
      <style:text-properties officeooo:rsid="003da9ff" officeooo:paragraph-rsid="003da9ff"/>
    </style:style>
    <style:style style:name="P32" style:family="paragraph" style:parent-style-name="Standard">
      <style:text-properties officeooo:rsid="003da9ff" officeooo:paragraph-rsid="003f8fc0"/>
    </style:style>
    <style:style style:name="P33" style:family="paragraph" style:parent-style-name="Standard">
      <style:text-properties officeooo:rsid="003da9ff" officeooo:paragraph-rsid="0040bc39"/>
    </style:style>
    <style:style style:name="P34" style:family="paragraph" style:parent-style-name="Standard">
      <style:text-properties officeooo:rsid="002b3c81" officeooo:paragraph-rsid="002b3c81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33d841"/>
    </style:style>
    <style:style style:name="T4" style:family="text">
      <style:text-properties officeooo:rsid="0033df25"/>
    </style:style>
    <style:style style:name="T5" style:family="text">
      <style:text-properties officeooo:rsid="0038b5e7"/>
    </style:style>
    <style:style style:name="T6" style:family="text">
      <style:text-properties fo:color="#ff0000" loext:opacity="100%" fo:font-weight="bold" officeooo:rsid="0038b5e7" style:font-weight-asian="bold" style:font-weight-complex="bold"/>
    </style:style>
    <style:style style:name="T7" style:family="text">
      <style:text-properties officeooo:rsid="0039f6ad"/>
    </style:style>
    <style:style style:name="T8" style:family="text">
      <style:text-properties officeooo:rsid="003d4612"/>
    </style:style>
    <style:style style:name="T9" style:family="text">
      <style:text-properties officeooo:rsid="003f8fc0"/>
    </style:style>
    <style:style style:name="T10" style:family="text">
      <style:text-properties officeooo:rsid="0040bc39"/>
    </style:style>
    <style:style style:name="T11" style:family="text">
      <style:text-properties officeooo:rsid="0041ef07"/>
    </style:style>
    <style:style style:name="T12" style:family="text">
      <style:text-properties officeooo:rsid="00420f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7">GM Intrusion – Wtrącenie MG</text:p>
      <text:p text:style-name="P8">Might – Moc</text:p>
      <text:p text:style-name="P8">Speed- Szybkość</text:p>
      <text:p text:style-name="P8">Intelect – Intelekt</text:p>
      <text:p text:style-name="P8">Edge – Skupienie</text:p>
      <text:p text:style-name="P8">Type – Typ\</text:p>
      <text:p text:style-name="P8">Descriptor – Deskryptor</text:p>
      <text:p text:style-name="P8">Focus – Specjalizacja</text:p>
      <text:p text:style-name="P11">character arc – cel postaci</text:p>
      <text:p text:style-name="P11">character benefit – korzyść postaci</text:p>
      <text:p text:style-name="P12">recovery rolls - rzuty na odzyskiwanie zdrowia</text:p>
      <text:p text:style-name="P14">Flavors – <text:span text:style-name="T2">Posmaki</text:span></text:p>
      <text:p text:style-name="P15">Player intrusion – Wtrącenie gracza</text:p>
      <text:p text:style-name="P16">defence task – akcja obronna</text:p>
      <text:p text:style-name="P16">Might Defense: Obrona Mocy</text:p>
      <text:p text:style-name="P16">Speed Defence: Obrona Szybkości</text:p>
      <text:p text:style-name="P16">Intellect Defense: Obrona Intelektu</text:p>
      <text:p text:style-name="P17">practiced – wytrenowany</text:p>
      <text:p text:style-name="P22">inability- nieumiejętność</text:p>
      <text:p text:style-name="P17"/>
      <text:p text:style-name="P17">damage track – licznik obrażeń</text:p>
      <text:p text:style-name="P17"><text:tab/><text:span text:style-name="T12">hale – w pełni zdrowia</text:span></text:p>
      <text:p text:style-name="P17"><text:tab/><text:span text:style-name="T12">impaired - zraniony</text:span></text:p>
      <text:p text:style-name="P17"><text:tab/><text:span text:style-name="T12">debilitated – krytycznie ranny</text:span></text:p>
      <text:p text:style-name="P17"><text:tab/><text:span text:style-name="T12">dead - martwy</text:span></text:p>
      <text:p text:style-name="P17">object damage track – licznik obrażeń przedmiotu</text:p>
      <text:p text:style-name="P4"/>
      <text:p text:style-name="P9">Onslaught (Adept) – Blast</text:p>
      <text:p text:style-name="P10">Concussion (Adept) – Wybuch</text:p>
      <text:p text:style-name="P10"/>
      <text:p text:style-name="P12">rugged – dziki</text:p>
      <text:p text:style-name="P12">charming – czarujący</text:p>
      <text:p text:style-name="P23">graceful – pełen gracji</text:p>
      <text:p text:style-name="P12"/>
      <text:p text:style-name="P12">Explorer- <text:span text:style-name="T4">Odkrywca (STARE: </text:span>Poszukiwacz<text:span text:style-name="T4">)</text:span> </text:p>
      <text:p text:style-name="P12"/>
      <text:p text:style-name="P18">Enabler – Umożliwienie</text:p>
      <text:p text:style-name="P18">Action – Akcja</text:p>
      <text:p text:style-name="P18"/>
      <text:p text:style-name="P18"><text:soft-page-break/>item prices:</text:p>
      <text:p text:style-name="P18">expensive- drogi</text:p>
      <text:p text:style-name="P18">moderatery prices – średniej ceny</text:p>
      <text:p text:style-name="P18">inexpensive – niedrogie</text:p>
      <text:p text:style-name="P18"/>
      <text:p text:style-name="P19">character arc – motyw fabularny</text:p>
      <text:p text:style-name="P25"><text:tab/>Enterprise - Business</text:p>
      <text:p text:style-name="P4"/>
      <text:p text:style-name="P20">(focus)</text:p>
      <text:p text:style-name="P5"/>
      <text:p text:style-name="P21">Masters Weapon<text:span text:style-name="T11">r</text:span>y – Mistrzowsko Posługuje się Bronią</text:p>
      <text:p text:style-name="P6"><text:span text:style-name="T3">Leads - Przewodzi</text:span><text:tab/></text:p>
      <text:p text:style-name="P24">Explored Dark Places – Bada Ciemne Miejsca</text:p>
      <text:p text:style-name="P13">Focuses Mind Over Matter – Stawia Umysł Ponad Materią</text:p>
      <text:p text:style-name="P28">Moves like a Cat – Porusza się jak Kot</text:p>
      <text:p text:style-name="P29">Masters Spell – Włada Zaklęciami</text:p>
      <text:p text:style-name="P29">Howls at the Moon – Wyje do Księżyca</text:p>
      <text:p text:style-name="P29">Bears a Halo of Fire – Nosi Halo Ognia</text:p>
      <text:p text:style-name="P30">Works Miracles – Uzdrawia</text:p>
      <text:p text:style-name="P30">Murders – Morduje</text:p>
      <text:p text:style-name="P30">Works the Back Alleys – Pracuje w Ciemnych Uliczkach</text:p>
      <text:p text:style-name="Standard"><text:span text:style-name="T8">Lives in the Wilderness - </text:span>Żyje w Dziczy<text:line-break/><text:span text:style-name="T8">Needs No Weapon – Nie Potrzebuje Broni<text:line-break/>Never Says Die – Nigdy się Nie Poddaje</text:span></text:p>
      <text:p text:style-name="Standard"><text:span text:style-name="T8">Performs Feats of Strength </text:span>- Jest Bardzo Silny <text:s text:c="2"/></text:p>
      <text:p text:style-name="P30">Rages – Wpada w Furię</text:p>
      <text:p text:style-name="P31">Entertains – Zabawia</text:p>
      <text:p text:style-name="P31">Helps Their Friends – Pomaga Swoim Przyjaciołom</text:p>
      <text:p text:style-name="P31">Infiltrates – Infiltruje</text:p>
      <text:p text:style-name="P31">Channels Divine Blessings – Otrzymuje Boskie Błogosławieństwo</text:p>
      <text:p text:style-name="P32">Consorts With the Dead – <text:span text:style-name="T9">Zadaje się z Martwymi</text:span></text:p>
      <text:p text:style-name="P32">Shepherds Spirits – <text:span text:style-name="T9">Mówi do Duchów</text:span></text:p>
      <text:p text:style-name="P32">Learns Quickly – <text:span text:style-name="T9">Szybko się Uczy</text:span></text:p>
      <text:p text:style-name="P32">Sees Beyond – <text:span text:style-name="T10">Jest Jasnowidzem</text:span></text:p>
      <text:p text:style-name="P32">Would Rather Be Reading – <text:span text:style-name="T9">Wolałby Czytać</text:span></text:p>
      <text:p text:style-name="P33">Defends the Weak – <text:span text:style-name="T10">Chroni Słabszych</text:span></text:p>
      <text:p text:style-name="P33">Shepherds the Community – <text:span text:style-name="T10">Wspiera Społeczno</text:span><text:span text:style-name="T11">ś</text:span><text:span text:style-name="T10">ć</text:span></text:p>
      <text:p text:style-name="P33">Works Miracles - <text:span text:style-name="T10">Uzdrawia</text:span></text:p>
      <text:p text:style-name="P6"/>
      <text:p text:style-name="P24">(descriptor)</text:p>
      <text:p text:style-name="P24"/>
      <text:p text:style-name="P24">Hardy – Wy<text:span text:style-name="T7">t</text:span>rzymały</text:p>
      <text:p text:style-name="P27">Resilient - Odporny</text:p>
      <text:p text:style-name="P3"/>
      <text:p text:style-name="P26">follower – <text:span text:style-name="T5">kompan (</text:span><text:span text:style-name="T6">wcześniej był Towarzysz, trzeba zmienić!</text:span><text:span text:style-name="T5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3-20T01:49:14.307000000</dc:date>
    <meta:editing-duration>PT2H16M13S</meta:editing-duration>
    <meta:editing-cycles>29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82" meta:word-count="323" meta:character-count="2361" meta:non-whitespace-character-count="2043"/>
  </office:meta>
</office:document-meta>
</file>